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in" style:contextual-spacing="false" fo:text-align="center" style:justify-single-word="false"/>
    </style:style>
    <style:style style:name="P5" style:family="paragraph" style:parent-style-name="Standard">
      <style:paragraph-properties fo:margin-top="0in" fo:margin-bottom="0in" style:contextual-spacing="false" fo:line-height="100%"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Standard">
      <style:paragraph-properties fo:margin-top="0in" fo:margin-bottom="0in" style:contextual-spacing="false"/>
      <style:text-properties style:font-name="Calibri" fo:font-size="12pt" fo:language="en" fo:country="CA" style:font-size-asian="12pt" style:font-name-complex="Calibri1" style:font-size-complex="12pt"/>
    </style:style>
    <style:style style:name="P8" style:family="paragraph" style:parent-style-name="Standard">
      <style:paragraph-properties fo:text-align="start" style:justify-single-word="false"/>
      <style:text-properties style:font-name="Calibri" fo:language="en" fo:country="US" fo:font-weight="bold" style:font-weight-asian="bold" style:font-name-complex="Calibri1"/>
    </style:style>
    <style:style style:name="P9" style:family="paragraph" style:parent-style-name="EndNote_20_Bibliography">
      <style:paragraph-properties fo:margin-top="0in" fo:margin-bottom="0in" style:contextual-spacing="false"/>
      <style:text-properties style:font-name="Calibri" fo:font-weight="bold" style:font-weight-asian="bold" style:font-name-complex="Calibri1"/>
    </style:style>
    <style:style style:name="P10" style:family="paragraph" style:parent-style-name="List_20_Paragraph" style:list-style-name="WWNum1">
      <style:paragraph-properties fo:margin-left="0.4957in" fo:margin-right="0in" fo:margin-top="0.0835in" fo:margin-bottom="0in" style:contextual-spacing="true" fo:text-align="center" style:justify-single-word="false" fo:text-indent="-0.248in" style:auto-text-indent="false"/>
      <style:text-properties style:font-name="Calibri" fo:language="en" fo:country="US" fo:font-weight="bold" style:font-weight-asian="bold" style:font-name-complex="Calibri1"/>
    </style:style>
    <style:style style:name="P11" style:family="paragraph" style:parent-style-name="List_20_Paragraph" style:list-style-name="WWNum1">
      <style:paragraph-properties fo:margin-left="0.4957in" fo:margin-right="0in" fo:margin-top="0.1665in" fo:margin-bottom="0in" style:contextual-spacing="true" fo:text-align="center" style:justify-single-word="false" fo:text-indent="-0.248in" style:auto-text-indent="false"/>
      <style:text-properties style:font-name="Calibri" fo:language="en" fo:country="US" fo:font-weight="bold" style:font-weight-asian="bold" style:font-name-complex="Calibri1"/>
    </style:style>
    <style:style style:name="P12" style:family="paragraph" style:parent-style-name="List_20_Paragraph">
      <style:paragraph-properties fo:margin-left="0in" fo:margin-right="0in" fo:text-indent="0in" style:auto-text-indent="false"/>
      <style:text-properties officeooo:rsid="00170457" officeooo:paragraph-rsid="0017a88c"/>
    </style:style>
    <style:style style:name="P13" style:family="paragraph" style:parent-style-name="Standard">
      <style:paragraph-properties fo:margin-top="0in" fo:margin-bottom="0in" style:contextual-spacing="false" fo:text-align="center" style:justify-single-word="false"/>
      <style:text-properties style:font-name="Calibri" fo:font-size="14pt" fo:language="en" fo:country="CA" fo:font-weight="bold" style:font-size-asian="14pt" style:font-weight-asian="bold" style:font-name-complex="Calibri1" style:font-size-complex="14pt" style:font-weight-complex="bold"/>
    </style:style>
    <style:style style:name="P14" style:family="paragraph" style:parent-style-name="Standard">
      <style:text-properties style:font-name="Calibri" officeooo:rsid="00116a66" officeooo:paragraph-rsid="00116a66" style:font-name-complex="Calibri1"/>
    </style:style>
    <style:style style:name="P15" style:family="paragraph" style:parent-style-name="Standard">
      <style:text-properties style:font-name="Calibri" officeooo:rsid="001569d4" officeooo:paragraph-rsid="001569d4" style:font-name-complex="Calibri1"/>
    </style:style>
    <style:style style:name="P16" style:family="paragraph" style:parent-style-name="Standard">
      <style:paragraph-properties fo:margin-top="0.1665in" fo:margin-bottom="0in" style:contextual-spacing="false" fo:text-align="center" style:justify-single-word="false"/>
      <style:text-properties style:font-name="Calibri" fo:language="en" fo:country="US" fo:font-weight="bold" style:font-weight-asian="bold" style:font-name-complex="Calibri1"/>
    </style:style>
    <style:style style:name="P17" style:family="paragraph" style:parent-style-name="Standard">
      <style:paragraph-properties fo:margin-top="0in" fo:margin-bottom="0in" style:contextual-spacing="false"/>
      <style:text-properties style:font-name="Calibri" fo:language="en" fo:country="CA" style:font-name-complex="Calibri1"/>
    </style:style>
    <style:style style:name="P18" style:family="paragraph" style:parent-style-name="Standard">
      <style:text-properties style:font-name="Calibri" fo:language="en" fo:country="CA" style:font-name-complex="Calibri1"/>
    </style:style>
    <style:style style:name="P19" style:family="paragraph">
      <loext:graphic-properties draw:fill="solid" draw:fill-color="#000000"/>
      <style:paragraph-properties fo:text-align="center"/>
    </style:style>
    <style:style style:name="T1" style:family="text">
      <style:text-properties style:font-name="Calibri" fo:language="en" fo:country="CA" fo:font-weight="bold" style:font-weight-asian="bold" style:font-name-complex="Calibri1" style:font-weight-complex="bold"/>
    </style:style>
    <style:style style:name="T2" style:family="text">
      <style:text-properties style:font-name="Calibri" fo:language="en" fo:country="CA" style:font-name-complex="Calibri1"/>
    </style:style>
    <style:style style:name="T3" style:family="text">
      <style:text-properties style:font-name="Calibri" fo:language="en" fo:country="CA" fo:font-style="italic" style:font-style-asian="italic" style:font-name-complex="Calibri1" style:font-style-complex="italic"/>
    </style:style>
    <style:style style:name="T4" style:family="text">
      <style:text-properties style:font-name="Calibri" fo:language="en" fo:country="CA" fo:font-weight="normal" officeooo:rsid="00112de7" style:font-weight-asian="normal" style:font-name-complex="Calibri1" style:font-weight-complex="normal"/>
    </style:style>
    <style:style style:name="T5" style:family="text">
      <style:text-properties style:font-name="Calibri" fo:language="en" fo:country="US" fo:font-weight="bold" style:font-weight-asian="bold" style:font-name-complex="Calibri1" style:font-weight-complex="bold"/>
    </style:style>
    <style:style style:name="T6" style:family="text">
      <style:text-properties style:font-name="Calibri" fo:language="en" fo:country="US" fo:font-weight="bold" officeooo:rsid="00112de7" style:font-weight-asian="bold" style:font-name-complex="Calibri1" style:font-weight-complex="bold"/>
    </style:style>
    <style:style style:name="T7" style:family="text">
      <style:text-properties style:font-name="Calibri" fo:language="en" fo:country="US" style:font-name-complex="Calibri1"/>
    </style:style>
    <style:style style:name="T8" style:family="text">
      <style:text-properties style:font-name="Calibri" fo:language="en" fo:country="US" officeooo:rsid="0017a88c" style:font-name-complex="Calibri1"/>
    </style:style>
    <style:style style:name="T9" style:family="text">
      <style:text-properties style:font-name="Calibri" fo:language="en" fo:country="US" fo:font-weight="normal" officeooo:rsid="00112de7" style:font-weight-asian="normal" style:font-name-complex="Calibri1" style:font-weight-complex="normal"/>
    </style:style>
    <style:style style:name="T10" style:family="text">
      <style:text-properties style:font-name="Calibri" fo:language="fr" fo:country="FR" style:font-name-complex="Calibri1"/>
    </style:style>
    <style:style style:name="T11" style:family="text">
      <style:text-properties officeooo:rsid="0014f2a9"/>
    </style:style>
    <style:style style:name="T12" style:family="text">
      <style:text-properties officeooo:rsid="001569d4"/>
    </style:style>
    <style:style style:name="gr1" style:family="graphic">
      <style:graphic-properties draw:stroke="none" svg:stroke-width="0in" draw:fill="solid" draw:fill-color="#00000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esearch Proposal for Bachelor/Master Thesis Project</text:p>
      <text:p text:style-name="P4"><draw:rect text:anchor-type="as-char" style:rel-width="100%" draw:z-index="0" draw:name="Shape1" draw:style-name="gr1" draw:text-style-name="P19" svg:width="6.3004in" svg:height="0.0213in"><text:p/></draw:rect></text:p>
      <text:p text:style-name="P5"><text:span text:style-name="T1">Student name:<text:tab/><text:tab/></text:span><text:span text:style-name="T4">Jakob Lüdke</text:span></text:p>
      <text:p text:style-name="P6"><text:span text:style-name="T1">Student number:<text:tab/><text:tab/></text:span><text:span text:style-name="T4">21-948-559</text:span></text:p>
      <text:p text:style-name="Standard"><text:span text:style-name="T5">Student email:<text:tab/><text:tab/></text:span><text:span text:style-name="T9">luedkej@ethz.ch</text:span></text:p>
      <text:p text:style-name="P3"><text:span text:style-name="T5">Advisors:<text:tab/><text:tab/></text:span><text:span text:style-name="T7">Alexander Oing</text:span></text:p>
      <text:p text:style-name="Standard"><text:span text:style-name="T5"><text:tab/><text:tab/><text:tab/></text:span><text:span text:style-name="T7">Prof. Dr. Christoph R. Müller</text:span></text:p>
      <text:p text:style-name="P4"><text:span text:style-name="T5">Topic: </text:span><text:span text:style-name="T6">Development of a tandem catalyst system for the single pass conversion of CO2 to higher alcohols optimized in Propylen selectivity</text:span></text:p>
      <text:p text:style-name="P4"><draw:rect text:anchor-type="as-char" style:rel-width="100%" draw:z-index="1" draw:name="Shape2" draw:style-name="gr1" draw:text-style-name="P19" svg:width="6.3004in" svg:height="0.0213in"><text:p/></draw:rect></text:p>
      <text:list xml:id="list3016728406" text:style-name="WWNum1">
        <text:list-item>
          <text:p text:style-name="P10">Why is this topic important?</text:p>
        </text:list-item>
      </text:list>
      <text:p text:style-name="P14">The conversion of CO2 into value added chemicals has become ... over the last years. In particular, the hydrogenation of CO2 <text:span text:style-name="T11">to higher alcohols is of </text:span><text:span text:style-name="T12">high</text:span><text:span text:style-name="T11"> interest, since they are the basis of many chemical production processes. The synthesis of higher alcohols can be described in 2 steps. Firstly, </text:span><text:span text:style-name="T12">converting the</text:span><text:span text:style-name="T11"> CO2 </text:span><text:span text:style-name="T12">and H2 into light olefins and alkanes and secondly, the hydroformulation of the light olefins with CO and H2 to produce alcohols.</text:span></text:p>
      <text:p text:style-name="P15">To fullfill the full potential of this chemical recycling process a high CO2 converion rate and a high olefin selctivity is essential</text:p>
      <text:list xml:id="list121920978314099" text:continue-numbering="true" text:style-name="WWNum1">
        <text:list-item>
          <text:p text:style-name="P11">What has been done so far? What was observed? What are the research gaps?</text:p>
        </text:list-item>
      </text:list>
      <text:p text:style-name="P12"><text:span text:style-name="T7">In previous research projects, </text:span><text:span text:style-name="T8">different single catalysts were tested by their performance in the single reaction steps and how their performance can be optimized. In the first process step, the goal of the optimization was to increase the CO2 conversion rate and reaction’s selectivity towards one specific olefin. As optimization parameters, the general type of catalyst and later the Si/Al ratios were chosen. As a result, a SAPO-34 catalyst with Si/Al=0.4 </text:span></text:p>
      <text:p text:style-name="P12"><text:span text:style-name="T8">The optimal catalyst Zusammensetzung was found </text:span></text:p>
      <text:p text:style-name="P16">3. What will be done? What research gap am I filling?</text:p>
      <text:p text:style-name="P3"><text:span text:style-name="T7">Donec bibendum hendrerit lacus eget pulvinar. Praesent interdum dapibus dolor at suscipit. Sed quis odio ut tellus ullamcorper vestibulum consequat ullamcorper mi. </text:span><text:span text:style-name="T10">Nunc in velit augue. Proin dictum porttitor libero, ut congue lectus suscipit ut. Fusce in molestie eros. Proin volutpat hendrerit sodales. Nulla maximus accumsan tortor vitae suscipit. </text:span><text:span text:style-name="T7">Nam dapibus accumsan lacus, at consequat velit pretium ut.</text:span></text:p>
      <text:p text:style-name="P7"/>
      <text:p text:style-name="P7"/>
      <text:p text:style-name="P17">This thesis proposal…</text:p>
      <text:p text:style-name="P18">…has been created by<text:tab/><text:tab/><text:tab/><text:tab/><text:tab/><text:tab/>…is agreed on by</text:p>
      <text:p text:style-name="Standard"><text:span text:style-name="T3">Student</text:span><text:span text:style-name="T2">:<text:tab/><text:tab/><text:tab/><text:tab/><text:tab/><text:tab/><text:tab/></text:span><text:span text:style-name="T3">Supervisor</text:span><text:span text:style-name="T2">:<text:tab/></text:span></text:p>
      <text:p text:style-name="P18">____________________________<text:tab/><text:tab/><text:tab/><text:tab/>____________________________</text:p>
      <text:p text:style-name="P18">Date, Signature<text:tab/><text:tab/><text:tab/><text:tab/><text:tab/><text:tab/><text:tab/>Date, Signature</text:p>
      <text:p text:style-name="P8"/>
      <text:p text:style-name="P9">References</text:p>
      <text:p text:style-name="Standard"><text:soft-page-break/><field:fieldmark-start text:name="Bookmark" field:type="vnd.oasis.opendocument.field.UNHANDLED"><field:param field:name="vnd.oasis.opendocument.field.code" field:value="ADDIN EN.REFLIST"/></field:fieldmark-start><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CH"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CH"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_20_Bibliography_20_Title" style:display-name="EndNote Bibliography Title" style:family="paragraph" style:parent-style-name="Standard" loext:linked-style-name="EndNote_20_Bibliography_20_Title_20_Char">
      <style:paragraph-properties fo:margin-top="0in" fo:margin-bottom="0in" style:contextual-spacing="false" fo:text-align="center" style:justify-single-word="false"/>
      <style:text-properties fo:language="en" fo:country="US" style:font-name-complex="Times New Roman1" style:font-family-complex="'Times New Roman'" style:font-family-generic-complex="system" style:font-pitch-complex="variable"/>
    </style:style>
    <style:style style:name="EndNote_20_Bibliography" style:display-name="EndNote Bibliography" style:family="paragraph" style:parent-style-name="Standard" loext:linked-style-name="EndNote_20_Bibliography_20_Char">
      <style:paragraph-properties fo:line-height="100%"/>
      <style:text-properties fo:language="en" fo:country="US" style:font-name-complex="Times New Roman1" style:font-family-complex="'Times New Roman'" style:font-family-generic-complex="system" style:font-pitch-complex="variabl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EndNote_20_Bibliography_20_Title_20_Char" style:display-name="EndNote Bibliography Title Char" style:family="text" style:parent-style-name="Default_20_Paragraph_20_Font" loext:linked-style-name="EndNote_20_Bibliography_20_Titl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EndNote_20_Bibliography_20_Char" style:display-name="EndNote Bibliography Char" style:family="text" style:parent-style-name="Default_20_Paragraph_20_Font" loext:linked-style-name="EndNote_20_Bibliography">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Times New Roman" fo:font-family="'Times New Roman'" style:font-family-generic="roman" style:font-pitch="variable" fo:font-size="10pt" style:font-size-asian="10pt" style:font-size-complex="10pt"/>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footer>
        <text:p text:style-name="MP2"><text:page-number text:select-page="current">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edbalka  David</meta:initial-creator>
    <meta:editing-cycles>23</meta:editing-cycles>
    <meta:print-date>2023-03-07T08:33:00</meta:print-date>
    <meta:creation-date>2022-02-11T13:35:00</meta:creation-date>
    <dc:date>2024-09-10T12:19:19.263322347</dc:date>
    <meta:editing-duration>PT5H18M57S</meta:editing-duration>
    <meta:generator>LibreOffice/7.3.7.2$Linux_X86_64 LibreOffice_project/30$Build-2</meta:generator>
    <meta:document-statistic meta:table-count="0" meta:image-count="0" meta:object-count="0" meta:page-count="2" meta:paragraph-count="25" meta:word-count="330" meta:character-count="2182" meta:non-whitespace-character-count="1846"/>
    <meta:user-defined meta:name="AppVersion">16.0000</meta:user-defined>
    <meta:user-defined meta:name="Company">ETH Zuerich</meta:user-defined>
    <meta:template xlink:type="simple" xlink:actuate="onRequest" xlink:title="Normal.dotm" xlink:href=""/>
  </office:meta>
</office:document-meta>
</file>